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normal" style:font-weight-asian="normal" style:font-weight-complex="normal"/>
    </style:style>
    <style:style style:name="P3" style:family="paragraph" style:parent-style-name="Standard" style:list-style-name="L5">
      <style:text-properties fo:language="fr" fo:country="FR" fo:font-weight="normal" style:font-weight-asian="normal" style:font-weight-complex="normal"/>
    </style:style>
    <style:style style:name="P4" style:family="paragraph" style:parent-style-name="Standard" style:list-style-name="L6">
      <style:text-properties fo:language="fr" fo:country="FR" fo:font-weight="normal" style:font-weight-asian="normal" style:font-weight-complex="normal"/>
    </style:style>
    <style:style style:name="P5" style:family="paragraph" style:parent-style-name="Standard" style:list-style-name="L9">
      <style:text-properties fo:language="fr" fo:country="FR" fo:font-weight="normal" style:font-weight-asian="normal" style:font-weight-complex="normal"/>
    </style:style>
    <style:style style:name="P6" style:family="paragraph" style:parent-style-name="Standard" style:list-style-name="L10">
      <style:text-properties fo:language="fr" fo:country="FR" fo:font-weight="normal" style:font-weight-asian="normal" style:font-weight-complex="normal"/>
    </style:style>
    <style:style style:name="P7" style:family="paragraph" style:parent-style-name="Standard" style:list-style-name="L11">
      <style:text-properties fo:language="fr" fo:country="FR" fo:font-weight="normal" style:font-weight-asian="normal" style:font-weight-complex="normal"/>
    </style:style>
    <style:style style:name="P8" style:family="paragraph" style:parent-style-name="Standard" style:list-style-name="L1">
      <style:text-properties fo:language="fr" fo:country="FR"/>
    </style:style>
    <style:style style:name="P9" style:family="paragraph" style:parent-style-name="Standard" style:list-style-name="L2">
      <style:text-properties fo:language="fr" fo:country="FR"/>
    </style:style>
    <style:style style:name="P10" style:family="paragraph" style:parent-style-name="Standard" style:list-style-name="L4">
      <style:text-properties fo:language="fr" fo:country="FR"/>
    </style:style>
    <style:style style:name="P11" style:family="paragraph" style:parent-style-name="Standard" style:list-style-name="L5">
      <style:text-properties fo:language="fr" fo:country="FR"/>
    </style:style>
    <style:style style:name="P12" style:family="paragraph" style:parent-style-name="Standard" style:list-style-name="L7">
      <style:text-properties fo:language="fr" fo:country="FR"/>
    </style:style>
    <style:style style:name="P13" style:family="paragraph" style:parent-style-name="Standard" style:list-style-name="L8">
      <style:text-properties fo:language="fr" fo:country="FR"/>
    </style:style>
    <style:style style:name="P14" style:family="paragraph" style:parent-style-name="Standard" style:list-style-name="L11">
      <style:text-properties fo:language="fr" fo:country="FR"/>
    </style:style>
    <style:style style:name="P15" style:family="paragraph" style:parent-style-name="Standard" style:list-style-name="L12">
      <style:text-properties fo:language="fr" fo:country="FR"/>
    </style:style>
    <style:style style:name="P16" style:family="paragraph" style:parent-style-name="Standard" style:list-style-name="L10"/>
    <style:style style:name="P17" style:family="paragraph" style:parent-style-name="Standard" style:list-style-name="L3">
      <style:paragraph-properties fo:margin-left="2.501cm" fo:margin-right="0cm" fo:text-indent="-0.635cm" style:auto-text-indent="false"/>
      <style:text-properties fo:language="fr" fo:country="FR" fo:font-weight="normal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-0.635cm" style:auto-text-indent="false"/>
      <style:text-properties fo:language="fr" fo:country="F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fr" fo:country="F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u matériel </text:p>
      <text:p text:style-name="P1"><text:tab/>planification de l'affectation du matériel<text:tab/></text:p>
      <text:list xml:id="list29184904" text:style-name="L12">
        <text:list-item>
          <text:p text:style-name="P15">gestion de la planification de affectation du matériel: consultation, màj</text:p>
        </text:list-item>
        <text:list-item>
          <text:p text:style-name="P15">consultation du matériel </text:p>
        </text:list-item>
        <text:list-item>
          <text:p text:style-name="P15">consultation de la planification d'utilisation du matériel<text:tab/></text:p>
        </text:list-item>
        <text:list-item>
          <text:p text:style-name="P15">consultation de la planification d'achat du matériel</text:p>
        </text:list-item>
        <text:list-item>
          <text:p text:style-name="P15">consultation de la planification de maintenance</text:p>
        </text:list-item>
        <text:list-item>
          <text:p text:style-name="P15">consultation des achats/locations</text:p>
        </text:list-item>
        <text:list-item>
          <text:p text:style-name="P15">consultation des statistiques</text:p>
        </text:list-item>
      </text:list>
      <text:p text:style-name="P1"><text:tab/>affectation du matériel</text:p>
      <text:list xml:id="list29174580" text:style-name="L11">
        <text:list-item>
          <text:p text:style-name="P14">gestion d'une fiche d'affectation:création, consultation, màj, suppression</text:p>
        </text:list-item>
        <text:list-item>
          <text:p text:style-name="P14">consultation de la planification de maintenance préventive</text:p>
        </text:list-item>
        <text:list-item>
          <text:p text:style-name="P14">consultation de la maintenance en cours</text:p>
        </text:list-item>
        <text:list-item>
          <text:p text:style-name="P14">consultation de la planification d'affectation</text:p>
        </text:list-item>
        <text:list-item>
          <text:p text:style-name="P14">consultation du matériel</text:p>
        </text:list-item>
        <text:list-item>
          <text:p text:style-name="P14"><text:span text:style-name="T1">consultation des factures</text:span></text:p>
        </text:list-item>
        <text:list-item>
          <text:p text:style-name="P7">consultation des achats/locations en cours</text:p>
        </text:list-item>
      </text:list>
      <text:p text:style-name="P1"><text:tab/><text:span text:style-name="T1">gestion du parc</text:span></text:p>
      <text:list xml:id="list29182532" text:style-name="L10">
        <text:list-item>
          <text:p text:style-name="P16"><text:span text:style-name="T2">réception du matériel</text:span></text:p>
        </text:list-item>
        <text:list-item>
          <text:p text:style-name="P6">envoi du matériel</text:p>
        </text:list-item>
        <text:list-item>
          <text:p text:style-name="P6">consultation du matériel</text:p>
        </text:list-item>
        <text:list-item>
          <text:p text:style-name="P6">consultation des propretés d'un matériel </text:p>
        </text:list-item>
        <text:list-item>
          <text:p text:style-name="P6">consultation des factures</text:p>
        </text:list-item>
        <text:list-item>
          <text:p text:style-name="P6">gestion du matériel: création, consultation, màj, suppression</text:p>
        </text:list-item>
        <text:list-item>
          <text:p text:style-name="P6">gestion du type de matériel: création, consultation, màj, suppression<text:tab/></text:p>
        </text:list-item>
      </text:list>
      <text:p text:style-name="P2"><text:tab/>facturation chantiers</text:p>
      <text:list xml:id="list29168566" text:style-name="L9">
        <text:list-item>
          <text:p text:style-name="P5">gestion des factures:création, consultation, màj, suppression</text:p>
        </text:list-item>
        <text:list-item>
          <text:p text:style-name="P5">envoyer une facture</text:p>
        </text:list-item>
        <text:list-item>
          <text:p text:style-name="P5">envoyer une relance</text:p>
        </text:list-item>
        <text:list-item>
          <text:p text:style-name="P5">consultation chantiers</text:p>
        </text:list-item>
      </text:list>
      <text:p text:style-name="P2"><text:tab/><text:tab/></text:p>
      <text:p text:style-name="P1"><text:tab/></text:p>
      <text:p text:style-name="P1">Gestion d'achats</text:p>
      <text:p text:style-name="P1"><text:tab/>gestion fournisseurs</text:p>
      <text:list xml:id="list29175069" text:style-name="L8">
        <text:list-item>
          <text:p text:style-name="P13">gestion d'une fiche fournisseur:création, consultation, màj, suppression</text:p>
        </text:list-item>
        <text:list-item>
          <text:p text:style-name="P13">consultation des planification d'affectation du matériel</text:p>
        </text:list-item>
        <text:list-item>
          <text:p text:style-name="P13">consultation des factures</text:p>
        </text:list-item>
        <text:list-item>
          <text:p text:style-name="P13">consultation du matériel </text:p>
        </text:list-item>
        <text:list-item>
          <text:p text:style-name="P13">consultation de planification d'achat/location</text:p>
        </text:list-item>
      </text:list>
      <text:p text:style-name="P1"><text:tab/>planifications achats<text:tab/>/ location</text:p>
      <text:list xml:id="list29184060" text:style-name="L7">
        <text:list-item>
          <text:p text:style-name="P12">gestion de la planification d'achats/location: consultation, màj</text:p>
        </text:list-item>
        <text:list-item>
          <text:p text:style-name="P12">consultation des planification d'utilisation du matériel</text:p>
        </text:list-item>
        <text:list-item>
          <text:p text:style-name="P12">consultation des planification d'affectation du matériel</text:p>
        </text:list-item>
        <text:list-item>
          <text:p text:style-name="P12">consultation des planification de maintenance du matériel</text:p>
        </text:list-item>
        <text:list-item>
          <text:p text:style-name="P12">consultation des factures</text:p>
        </text:list-item>
        <text:list-item>
          <text:p text:style-name="P12">consultation du matériel </text:p>
        </text:list-item>
        <text:list-item>
          <text:p text:style-name="P12">consultation des statistiques</text:p>
        </text:list-item>
      </text:list>
      <text:p text:style-name="P1"><text:tab/>achats/location matériel</text:p>
      <text:p text:style-name="P1"><text:tab/><text:tab/>achat matériel </text:p>
      <text:list xml:id="list28645071" text:style-name="L1">
        <text:list-item>
          <text:p text:style-name="P8"><text:soft-page-break/>gestion d'une fiche d'achat du matériel:création, consultation, màj, suppression</text:p>
        </text:list-item>
        <text:list-item>
          <text:p text:style-name="P8">réception des commandes d'achat matériel</text:p>
        </text:list-item>
        <text:list-item>
          <text:p text:style-name="P8">consultation de la planification d'achats/location</text:p>
        </text:list-item>
        <text:list-item>
          <text:p text:style-name="P8">consultation et génération des statistiques</text:p>
        </text:list-item>
        <text:list-item>
          <text:p text:style-name="P8">consultation des fournisseurs</text:p>
        </text:list-item>
      </text:list>
      <text:p text:style-name="P1"><text:tab/><text:tab/>location matériel</text:p>
      <text:list xml:id="list28648030" text:style-name="L2">
        <text:list-item>
          <text:p text:style-name="P9">gestion d'une fiche de location du matériel:création, consultation, màj, suppression</text:p>
        </text:list-item>
        <text:list-item>
          <text:p text:style-name="P9">réception des commandes de location matériel</text:p>
        </text:list-item>
      </text:list>
      <text:list xml:id="list29191849" text:continue-list="list28645071" text:style-name="L1">
        <text:list-item>
          <text:p text:style-name="P8">consultation de la planification d'achats/location</text:p>
        </text:list-item>
        <text:list-item>
          <text:p text:style-name="P8">consultation et génération des statistiques</text:p>
        </text:list-item>
        <text:list-item>
          <text:p text:style-name="P8">consultation des fournisseurs</text:p>
        </text:list-item>
      </text:list>
      <text:p text:style-name="P1"/>
      <text:p text:style-name="P1"><text:tab/></text:p>
      <text:p text:style-name="P1"/>
      <text:p text:style-name="P1">Gestion de maintenance</text:p>
      <text:p text:style-name="P1"><text:tab/><text:span text:style-name="T1">gestion des demandes de maintenance du chantier</text:span></text:p>
      <text:list xml:id="list28633487" text:style-name="L3">
        <text:list-item>
          <text:p text:style-name="P17">gestion d'une fiche de maintenance provenant du chantier: :création, consultation, màj, suppression</text:p>
        </text:list-item>
        <text:list-item>
          <text:p text:style-name="P17">gestion des avis de maintenance: réception, envoi</text:p>
        </text:list-item>
      </text:list>
      <text:p text:style-name="P18"><text:tab/>gestion des demandes de maintenance préventive</text:p>
      <text:list xml:id="list29195825" text:continue-numbering="true" text:style-name="L3">
        <text:list-item>
          <text:p text:style-name="P17">gestion d'une fiche de maintenance préventive: :création, consultation, màj, suppression</text:p>
        </text:list-item>
        <text:list-item>
          <text:p text:style-name="P17">gestion des avis de maintenance: réception, envoi</text:p>
        </text:list-item>
        <text:list-item>
          <text:p text:style-name="P17">consultation de la planification préventive</text:p>
        </text:list-item>
      </text:list>
      <text:p text:style-name="P2"><text:tab/>gestion des contrats avec les entreprises de maintenance</text:p>
      <text:list xml:id="list29149065" text:style-name="L6">
        <text:list-item>
          <text:p text:style-name="P4">changer le sous-traitant</text:p>
        </text:list-item>
        <text:list-item>
          <text:p text:style-name="P4">créer un contrat de maintenance</text:p>
        </text:list-item>
        <text:list-item>
          <text:p text:style-name="P4">consulter les contrats de maintenance</text:p>
        </text:list-item>
        <text:list-item>
          <text:p text:style-name="P4">supprimer un contrat de maintenance</text:p>
        </text:list-item>
      </text:list>
      <text:p text:style-name="P2"><text:tab/>planification de la maintenance préventive</text:p>
      <text:list xml:id="list29160257" text:style-name="L5">
        <text:list-item>
          <text:p text:style-name="P3">gestion de la planification de maintenance préventive: consultation, màj</text:p>
        </text:list-item>
        <text:list-item>
          <text:p text:style-name="P11">consultation des planification d'affectation du matériel</text:p>
        </text:list-item>
        <text:list-item>
          <text:p text:style-name="P11">consultation des planification d'achat/location du matériel</text:p>
        </text:list-item>
        <text:list-item>
          <text:p text:style-name="P11">consultation des factures</text:p>
        </text:list-item>
        <text:list-item>
          <text:p text:style-name="P11">consultation du matériel </text:p>
        </text:list-item>
        <text:list-item>
          <text:p text:style-name="P3">consultation des statistiques</text:p>
        </text:list-item>
      </text:list>
      <text:p text:style-name="P1"/>
      <text:p text:style-name="P1">Chantiers</text:p>
      <text:list xml:id="list29146469" text:style-name="L4">
        <text:list-item>
          <text:p text:style-name="P10">gestion fiche chantier: <text:span text:style-name="T1">création, consultation, màj, suppression</text:span></text:p>
        </text:list-item>
        <text:list-item>
          <text:p text:style-name="P10"><text:span text:style-name="T1">envoi demande maintenance</text:span></text:p>
        </text:list-item>
        <text:list-item>
          <text:p text:style-name="P10"><text:span text:style-name="T1">reçoit avis maintenance</text:span></text:p>
        </text:list-item>
        <text:list-item>
          <text:p text:style-name="P10"><text:span text:style-name="T1">reçoit facture</text:span></text:p>
        </text:list-item>
        <text:list-item>
          <text:p text:style-name="P10"><text:span text:style-name="T1">consultation du matériel </text:span></text:p>
        </text:list-item>
        <text:list-item>
          <text:p text:style-name="P10"><text:span text:style-name="T1">consultation des statistiques</text:span></text:p>
        </text:list-item>
        <text:list-item>
          <text:p text:style-name="P10"><text:span text:style-name="T1">consultation des planification d'achat/location du matérie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tu Stefana</meta:initial-creator>
    <meta:creation-date>2011-02-16T09:32:38.96</meta:creation-date>
    <dc:date>2011-02-17T09:07:02.10</dc:date>
    <dc:creator>Gartu Stefana</dc:creator>
    <meta:editing-duration>PT02H15M59S</meta:editing-duration>
    <meta:editing-cycles>8</meta:editing-cycles>
    <meta:generator>OpenOffice.org/3.2$Win32 OpenOffice.org_project/320m18$Build-9502</meta:generator>
    <meta:document-statistic meta:table-count="0" meta:image-count="0" meta:object-count="0" meta:page-count="2" meta:paragraph-count="89" meta:word-count="481" meta:character-count="3550"/>
  </office:meta>
</office:document-meta>
</file>